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839in" svg:y="38.2406in">
            <draw:object draw:notify-on-update-of-ranges="Sheet1.B214:Sheet1.B214 Sheet1.B215:Sheet1.B219 Sheet1.C214:Sheet1.C214 Sheet1.C215:Sheet1.C219 Sheet1.D214:Sheet1.D214 Sheet1.D215:Sheet1.D219 Sheet1.E214:Sheet1.E214 Sheet1.E215:Sheet1.E2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FQS)</text:p>
          </table:table-cell>
          <table:table-cell office:value-type="string" calcext:value-type="string">
            <text:p>TIME(MQS)</text:p>
          </table:table-cell>
          <table:table-cell office:value-type="string" calcext:value-type="string">
            <text:p>TIME(RQS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FQS)</text:p>
          </table:table-cell>
          <table:table-cell office:value-type="string" calcext:value-type="string">
            <text:p>TIME(MQS)</text:p>
          </table:table-cell>
          <table:table-cell office:value-type="string" calcext:value-type="string">
            <text:p>TIME(RQS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FQS)</text:p>
          </table:table-cell>
          <table:table-cell office:value-type="string" calcext:value-type="string">
            <text:p>TIME(MQS)</text:p>
          </table:table-cell>
          <table:table-cell office:value-type="string" calcext:value-type="string">
            <text:p>TIME(RQ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7" calcext:value-type="float">
            <text:p>0.007</text:p>
          </table:table-cell>
          <table:table-cell office:value-type="float" office:value="0.066" calcext:value-type="float">
            <text:p>0.06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6" calcext:value-type="float">
            <text:p>0.0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7" calcext:value-type="float">
            <text:p>0.00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6" calcext:value-type="float">
            <text:p>0.0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6" calcext:value-type="float">
            <text:p>0.006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AVERAGE([.B1:.B101])" office:value-type="float" office:value="0.00238" calcext:value-type="float">
            <text:p>0.00238</text:p>
          </table:table-cell>
          <table:table-cell table:formula="of:=AVERAGE([.C1:.C101])" office:value-type="float" office:value="0.0024" calcext:value-type="float">
            <text:p>0.0024</text:p>
          </table:table-cell>
          <table:table-cell table:formula="of:=AVERAGE([.D1:.D101])" office:value-type="float" office:value="0.00348" calcext:value-type="float">
            <text:p>0.00348</text:p>
          </table:table-cell>
          <table:table-cell table:formula="of:=AVERAGE([.E1:.E101])" office:value-type="float" office:value="0.02712" calcext:value-type="float">
            <text:p>0.02712</text:p>
          </table:table-cell>
          <table:table-cell table:number-columns-repeated="2"/>
          <table:table-cell table:formula="of:=AVERAGE([.H1:.H101])" office:value-type="float" office:value="0.004" calcext:value-type="float">
            <text:p>0.004</text:p>
          </table:table-cell>
          <table:table-cell table:formula="of:=AVERAGE([.I1:.I101])" office:value-type="float" office:value="0.00384" calcext:value-type="float">
            <text:p>0.00384</text:p>
          </table:table-cell>
          <table:table-cell table:formula="of:=AVERAGE([.J1:.J101])" office:value-type="float" office:value="0.00494" calcext:value-type="float">
            <text:p>0.00494</text:p>
          </table:table-cell>
          <table:table-cell table:formula="of:=AVERAGE([.K1:.K101])" office:value-type="float" office:value="0.02855" calcext:value-type="float">
            <text:p>0.02855</text:p>
          </table:table-cell>
          <table:table-cell table:number-columns-repeated="2"/>
          <table:table-cell table:formula="of:=AVERAGE([.N1:.N101])" office:value-type="float" office:value="0.00582" calcext:value-type="float">
            <text:p>0.00582</text:p>
          </table:table-cell>
          <table:table-cell table:formula="of:=AVERAGE([.O1:.O101])" office:value-type="float" office:value="0.00949" calcext:value-type="float">
            <text:p>0.00949</text:p>
          </table:table-cell>
          <table:table-cell table:formula="of:=AVERAGE([.P1:.P101])" office:value-type="float" office:value="0.00584" calcext:value-type="float">
            <text:p>0.00584</text:p>
          </table:table-cell>
          <table:table-cell table:formula="of:=AVERAGE([.Q1:.Q101])" office:value-type="float" office:value="0.02878" calcext:value-type="float">
            <text:p>0.02878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FQS)</text:p>
          </table:table-cell>
          <table:table-cell office:value-type="string" calcext:value-type="string">
            <text:p>TIME(MQS)</text:p>
          </table:table-cell>
          <table:table-cell office:value-type="string" calcext:value-type="string">
            <text:p>TIME(RQS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FQS)</text:p>
          </table:table-cell>
          <table:table-cell office:value-type="string" calcext:value-type="string">
            <text:p>TIME(MQS)</text:p>
          </table:table-cell>
          <table:table-cell office:value-type="string" calcext:value-type="string">
            <text:p>TIME(RQS)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2" calcext:value-type="float">
            <text:p>0.04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85" calcext:value-type="float">
            <text:p>0.08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66" calcext:value-type="float">
            <text:p>0.06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5" calcext:value-type="float">
            <text:p>0.05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66" calcext:value-type="float">
            <text:p>0.06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219" calcext:value-type="float">
            <text:p>0.21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1" calcext:value-type="float">
            <text:p>0.08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7" calcext:value-type="float">
            <text:p>0.05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56" calcext:value-type="float">
            <text:p>0.05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4" calcext:value-type="float">
            <text:p>0.05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3" calcext:value-type="float">
            <text:p>0.03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7" calcext:value-type="float">
            <text:p>0.02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1" calcext:value-type="float">
            <text:p>0.011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47" calcext:value-type="float">
            <text:p>0.04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42" calcext:value-type="float">
            <text:p>0.04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206" calcext:value-type="float">
            <text:p>0.2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102" calcext:value-type="float">
            <text:p>0.10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9" calcext:value-type="float">
            <text:p>0.06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7" calcext:value-type="float">
            <text:p>0.04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65" calcext:value-type="float">
            <text:p>0.06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52" calcext:value-type="float">
            <text:p>0.05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AVERAGE([.B110:.B209])" office:value-type="float" office:value="0.00874" calcext:value-type="float">
            <text:p>0.00874</text:p>
          </table:table-cell>
          <table:table-cell table:formula="of:=AVERAGE([.C110:.C209])" office:value-type="float" office:value="0.00894000000000001" calcext:value-type="float">
            <text:p>0.00894</text:p>
          </table:table-cell>
          <table:table-cell table:formula="of:=AVERAGE([.D110:.D209])" office:value-type="float" office:value="0.00977000000000001" calcext:value-type="float">
            <text:p>0.00977</text:p>
          </table:table-cell>
          <table:table-cell table:formula="of:=AVERAGE([.E110:.E209])" office:value-type="float" office:value="0.03592" calcext:value-type="float">
            <text:p>0.03592</text:p>
          </table:table-cell>
          <table:table-cell table:number-columns-repeated="2"/>
          <table:table-cell table:formula="of:=AVERAGE([.H110:.H209])" office:value-type="float" office:value="0.01305" calcext:value-type="float">
            <text:p>0.01305</text:p>
          </table:table-cell>
          <table:table-cell table:formula="of:=AVERAGE([.I110:.I209])" office:value-type="float" office:value="0.01226" calcext:value-type="float">
            <text:p>0.01226</text:p>
          </table:table-cell>
          <table:table-cell table:formula="of:=AVERAGE([.J110:.J209])" office:value-type="float" office:value="0.01191" calcext:value-type="float">
            <text:p>0.01191</text:p>
          </table:table-cell>
          <table:table-cell table:formula="of:=AVERAGE([.K110:.K209])" office:value-type="float" office:value="0.03916" calcext:value-type="float">
            <text:p>0.03916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CQS)</text:p>
          </table:table-cell>
          <table:table-cell office:value-type="string" calcext:value-type="string">
            <text:p>TIME(FQS)</text:p>
          </table:table-cell>
          <table:table-cell office:value-type="string" calcext:value-type="string">
            <text:p>TIME(MQS)</text:p>
          </table:table-cell>
          <table:table-cell office:value-type="string" calcext:value-type="string">
            <text:p>TIME(RQS)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2712" calcext:value-type="float">
            <text:p>0.02712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02855" calcext:value-type="float">
            <text:p>0.02855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2878" calcext:value-type="float">
            <text:p>0.02878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3592" calcext:value-type="float">
            <text:p>0.03592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3916" calcext:value-type="float">
            <text:p>0.0391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0:46:03.733330983</meta:creation-date>
    <dc:date>2016-03-01T11:15:58.731632481</dc:date>
    <meta:editing-duration>PT14M</meta:editing-duration>
    <meta:editing-cycles>1</meta:editing-cycles>
    <meta:document-statistic meta:table-count="1" meta:cell-count="257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3cm" svg:y="3.454cm" style:legend-expansion="high" chart:style-name="ch2"/>
        <chart:plot-area chart:style-name="ch3" table:cell-range-address="Sheet1.B214:Sheet1.E219" chart:data-source-has-labels="row" svg:x="0.32cm" svg:y="0.18cm" svg:width="12.753cm" svg:height="8.64cm">
          <chartooo:coordinate-region svg:x="1.418cm" svg:y="0.379cm" svg:width="11.6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15:Sheet1.B219" chart:label-cell-address="Sheet1.B214:Sheet1.B214" chart:class="chart:bar">
            <chart:data-point chart:repeated="5"/>
          </chart:series>
          <chart:series chart:style-name="ch8" chart:values-cell-range-address="Sheet1.C215:Sheet1.C219" chart:label-cell-address="Sheet1.C214:Sheet1.C214" chart:class="chart:bar">
            <chart:data-point chart:repeated="5"/>
          </chart:series>
          <chart:series chart:style-name="ch9" chart:values-cell-range-address="Sheet1.D215:Sheet1.D219" chart:label-cell-address="Sheet1.D214:Sheet1.D214" chart:class="chart:bar">
            <chart:data-point chart:repeated="5"/>
          </chart:series>
          <chart:series chart:style-name="ch10" chart:values-cell-range-address="Sheet1.E215:Sheet1.E219" chart:label-cell-address="Sheet1.E214:Sheet1.E2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CQS)</text:p>
                <draw:g>
                  <svg:desc>Sheet1.B214:Sheet1.B214</svg:desc>
                </draw:g>
              </table:table-cell>
              <table:table-cell office:value-type="string">
                <text:p>TIME(FQS)</text:p>
                <draw:g>
                  <svg:desc>Sheet1.C214:Sheet1.C214</svg:desc>
                </draw:g>
              </table:table-cell>
              <table:table-cell office:value-type="string">
                <text:p>TIME(MQS)</text:p>
                <draw:g>
                  <svg:desc>Sheet1.D214:Sheet1.D214</svg:desc>
                </draw:g>
              </table:table-cell>
              <table:table-cell office:value-type="string">
                <text:p>TIME(RQS)</text:p>
                <draw:g>
                  <svg:desc>Sheet1.E214:Sheet1.E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38">
                <text:p>0.00238</text:p>
                <draw:g>
                  <svg:desc>Sheet1.B215:Sheet1.B219</svg:desc>
                </draw:g>
              </table:table-cell>
              <table:table-cell office:value-type="float" office:value="0.0024">
                <text:p>0.0024</text:p>
                <draw:g>
                  <svg:desc>Sheet1.C215:Sheet1.C219</svg:desc>
                </draw:g>
              </table:table-cell>
              <table:table-cell office:value-type="float" office:value="0.00348">
                <text:p>0.00348</text:p>
                <draw:g>
                  <svg:desc>Sheet1.D215:Sheet1.D219</svg:desc>
                </draw:g>
              </table:table-cell>
              <table:table-cell office:value-type="float" office:value="0.02712">
                <text:p>0.02712</text:p>
                <draw:g>
                  <svg:desc>Sheet1.E215:Sheet1.E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0.00384">
                <text:p>0.00384</text:p>
              </table:table-cell>
              <table:table-cell office:value-type="float" office:value="0.00494">
                <text:p>0.00494</text:p>
              </table:table-cell>
              <table:table-cell office:value-type="float" office:value="0.02855">
                <text:p>0.02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82">
                <text:p>0.00582</text:p>
              </table:table-cell>
              <table:table-cell office:value-type="float" office:value="0.00949">
                <text:p>0.00949</text:p>
              </table:table-cell>
              <table:table-cell office:value-type="float" office:value="0.00584">
                <text:p>0.00584</text:p>
              </table:table-cell>
              <table:table-cell office:value-type="float" office:value="0.02878">
                <text:p>0.02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74">
                <text:p>0.00874</text:p>
              </table:table-cell>
              <table:table-cell office:value-type="float" office:value="0.00894">
                <text:p>0.00894</text:p>
              </table:table-cell>
              <table:table-cell office:value-type="float" office:value="0.00977">
                <text:p>0.00977</text:p>
              </table:table-cell>
              <table:table-cell office:value-type="float" office:value="0.03592">
                <text:p>0.03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05">
                <text:p>0.01305</text:p>
              </table:table-cell>
              <table:table-cell office:value-type="float" office:value="0.01226">
                <text:p>0.01226</text:p>
              </table:table-cell>
              <table:table-cell office:value-type="float" office:value="0.01191">
                <text:p>0.01191</text:p>
              </table:table-cell>
              <table:table-cell office:value-type="float" office:value="0.03916">
                <text:p>0.03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